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2.128cm" fo:min-width="0.628cm" fo:padding-top="0.151cm" fo:padding-bottom="0.151cm" fo:padding-left="0.276cm" fo:padding-right="0.276cm" draw:shadow="hidden" draw:shadow-offset-x="0cm" draw:shadow-offset-y="0cm" draw:shadow-color="#729fcf"/>
    </style:style>
    <style:style style:name="gr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1.573cm" fo:min-width="0.448cm" fo:padding-top="0.151cm" fo:padding-bottom="0.151cm" fo:padding-left="0.276cm" fo:padding-right="0.276cm" draw:shadow="visible" draw:shadow-offset-x="0cm" draw:shadow-offset-y="0cm" draw:shadow-color="#729fcf"/>
    </style:style>
    <style:style style:name="gr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2.128cm" fo:min-width="0.628cm" fo:padding-top="0.151cm" fo:padding-bottom="0.151cm" fo:padding-left="0.276cm" fo:padding-right="0.276cm" draw:shadow="hidden" draw:shadow-offset-x="0cm" draw:shadow-offset-y="0cm" draw:shadow-color="#729fcf"/>
    </style:style>
    <style:style style:name="gr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1.573cm" fo:min-width="0.448cm" fo:padding-top="0.151cm" fo:padding-bottom="0.151cm" fo:padding-left="0.276cm" fo:padding-right="0.276cm" draw:shadow="visible" draw:shadow-offset-x="0cm" draw:shadow-offset-y="0cm" draw:shadow-color="#729fcf"/>
    </style:style>
    <style:style style:name="gr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934cm" fo:min-width="1.704cm" fo:padding-top="0.151cm" fo:padding-bottom="0.151cm" fo:padding-left="0.276cm" fo:padding-right="0.276cm" draw:shadow="hidden" draw:shadow-offset-x="0.2cm" draw:shadow-offset-y="0.2cm" draw:shadow-color="#808080"/>
    </style:style>
    <style:style style:name="gr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draw:auto-grow-height="false" fo:min-height="0.888cm" fo:min-width="1.138cm" fo:padding-top="0.151cm" fo:padding-bottom="0.151cm" fo:padding-left="0.276cm" fo:padding-right="0.276cm" draw:shadow="visible" draw:shadow-offset-x="0cm" draw:shadow-offset-y="0cm" draw:shadow-color="#729fcf"/>
    </style:style>
    <style:style style:name="gr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934cm" fo:min-width="1.704cm" fo:padding-top="0.151cm" fo:padding-bottom="0.151cm" fo:padding-left="0.276cm" fo:padding-right="0.276cm" draw:shadow="hidden" draw:shadow-offset-x="0.2cm" draw:shadow-offset-y="0.2cm" draw:shadow-color="#808080"/>
    </style:style>
    <style:style style:name="gr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draw:auto-grow-height="false" fo:min-height="0.888cm" fo:min-width="1.138cm" fo:padding-top="0.151cm" fo:padding-bottom="0.151cm" fo:padding-left="0.276cm" fo:padding-right="0.276cm" draw:shadow="visible" draw:shadow-offset-x="0cm" draw:shadow-offset-y="0cm" draw:shadow-color="#729fcf"/>
    </style:style>
    <style:style style:name="gr1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draw:shadow="visible" draw:shadow-offset-x="0cm" draw:shadow-offset-y="0cm" draw:shadow-color="#729fcf"/>
    </style:style>
    <style:style style:name="gr1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draw:shadow="hidden" draw:shadow-offset-x="0cm" draw:shadow-offset-y="0cm" draw:shadow-color="#729fcf"/>
    </style:style>
    <style:style style:name="gr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1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1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1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2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2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2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2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2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2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2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2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3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draw:shadow="hidden" draw:shadow-offset-x="0cm" draw:shadow-offset-y="0cm" draw:shadow-color="#729fcf"/>
    </style:style>
    <style:style style:name="gr3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2.498cm" fo:min-width="3.367cm" fo:padding-top="0.151cm" fo:padding-bottom="0.151cm" fo:padding-left="0.276cm" fo:padding-right="0.276cm" draw:shadow="hidden" draw:shadow-offset-x="0cm" draw:shadow-offset-y="0cm" draw:shadow-color="#729fcf"/>
    </style:style>
    <style:style style:name="gr3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draw:shadow="visible" draw:shadow-offset-x="0cm" draw:shadow-offset-y="0cm" draw:shadow-color="#729fcf"/>
    </style:style>
    <style:style style:name="gr3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98cm" fo:min-width="0.232cm" fo:padding-top="0.151cm" fo:padding-bottom="0.151cm" fo:padding-left="0.276cm" fo:padding-right="0.276cm" draw:shadow="hidden" draw:shadow-offset-x="0.2cm" draw:shadow-offset-y="0.2cm" draw:shadow-color="#808080"/>
    </style:style>
    <style:style style:name="gr3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592cm" fo:min-width="2.952cm" fo:padding-top="0.151cm" fo:padding-bottom="0.151cm" fo:padding-left="0.276cm" fo:padding-right="0.276cm" draw:shadow="hidden" draw:shadow-offset-x="0cm" draw:shadow-offset-y="0cm" draw:shadow-color="#729fcf"/>
    </style:style>
    <style:style style:name="gr3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032cm" fo:padding-top="0.151cm" fo:padding-bottom="0.151cm" fo:padding-left="0.276cm" fo:padding-right="0.276cm" draw:shadow="visible" draw:shadow-offset-x="0cm" draw:shadow-offset-y="0cm" draw:shadow-color="#729fcf"/>
    </style:style>
    <style:style style:name="gr3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72cm" fo:min-width="2.501cm" fo:padding-top="0.151cm" fo:padding-bottom="0.151cm" fo:padding-left="0.276cm" fo:padding-right="0.276cm" draw:shadow="hidden" draw:shadow-offset-x="0cm" draw:shadow-offset-y="0cm" draw:shadow-color="#729fcf"/>
    </style:style>
    <style:style style:name="gr37" style:family="graphic" style:parent-style-name="standard" style:list-style-name="L1">
      <style:graphic-properties draw:stroke="solid" svg:stroke-width="0.081cm" svg:stroke-color="#ffffff" draw:marker-start="" draw:marker-start-width="0.269cm" draw:marker-start-center="false" draw:marker-end="" draw:marker-end-width="0.269cm" draw:marker-end-center="false" draw:stroke-linejoin="miter" svg:stroke-linecap="butt" draw:fill="solid" draw:fill-color="#4472c4" draw:textarea-horizontal-align="justify" draw:textarea-vertical-align="middle" draw:auto-grow-height="false" draw:fit-to-size="false" style:shrink-to-fit="false" fo:min-height="2.347cm" fo:min-width="4.637cm" fo:padding-top="0.148cm" fo:padding-bottom="0.148cm" fo:padding-left="0.273cm" fo:padding-right="0.273cm" fo:wrap-option="wrap" draw:shadow="visible" draw:shadow-offset-x="0.141cm" draw:shadow-offset-y="0.141cm" draw:shadow-color="#808080"/>
      <style:paragraph-properties style:writing-mode="lr-tb"/>
    </style:style>
    <style:style style:name="gr38" style:family="graphic" style:parent-style-name="standard" style:list-style-name="L1">
      <style:graphic-properties draw:stroke="solid" svg:stroke-width="0.35cm" svg:stroke-color="#3465a4" draw:marker-start="Rounded_20_short_20_Arrow" draw:marker-start-width="0.73cm" draw:marker-start-center="false" draw:marker-end="Rounded_20_short_20_Arrow" draw:marker-end-width="0.73cm" draw:marker-end-center="false" draw:fill="none" draw:fill-color="#729fcf" draw:textarea-horizontal-align="center" draw:textarea-vertical-align="middle" fo:padding-top="0.3cm" fo:padding-bottom="0.3cm" fo:padding-left="0.425cm" fo:padding-right="0.425cm" draw:shadow="hidden" draw:shadow-offset-x="0.2cm" draw:shadow-offset-y="0.2cm" draw:shadow-color="#808080"/>
    </style:style>
    <style:style style:name="gr39" style:family="graphic" style:parent-style-name="standard" style:list-style-name="L1">
      <style:graphic-properties draw:stroke="solid" svg:stroke-width="0.35cm" svg:stroke-color="#3465a4" draw:marker-start="Rounded_20_short_20_Arrow" draw:marker-start-width="0.73cm" draw:marker-start-center="false" draw:marker-end="Rounded_20_short_20_Arrow" draw:marker-end-width="0.73cm" draw:marker-end-center="false" draw:fill="none" draw:fill-color="#729fcf" draw:textarea-horizontal-align="center" draw:textarea-vertical-align="middle" fo:padding-top="0.3cm" fo:padding-bottom="0.3cm" fo:padding-left="0.425cm" fo:padding-right="0.425cm" draw:shadow="hidden" draw:shadow-offset-x="0.2cm" draw:shadow-offset-y="0.2cm" draw:shadow-color="#808080"/>
    </style:style>
    <style:style style:name="gr40" style:family="graphic" style:parent-style-name="standard" style:list-style-name="L1">
      <style:graphic-properties draw:stroke="solid" svg:stroke-width="0.35cm" svg:stroke-color="#3465a4" draw:marker-start="Rounded_20_short_20_Arrow" draw:marker-start-width="0.73cm" draw:marker-start-center="false" draw:marker-end="Rounded_20_short_20_Arrow" draw:marker-end-width="0.73cm" draw:marker-end-center="false" draw:fill="none" draw:fill-color="#729fcf" draw:textarea-horizontal-align="center" draw:textarea-vertical-align="middle" fo:padding-top="0.3cm" fo:padding-bottom="0.3cm" fo:padding-left="0.425cm" fo:padding-right="0.425cm" draw:shadow="hidden" draw:shadow-offset-x="0.2cm" draw:shadow-offset-y="0.2cm" draw:shadow-color="#808080"/>
    </style:style>
    <style:style style:name="gr41" style:family="graphic" style:parent-style-name="standard" style:list-style-name="L1">
      <style:graphic-properties draw:stroke="solid" svg:stroke-width="0.35cm" svg:stroke-color="#3465a4" draw:marker-start="Rounded_20_short_20_Arrow" draw:marker-start-width="0.73cm" draw:marker-start-center="false" draw:marker-end="Rounded_20_short_20_Arrow" draw:marker-end-width="0.73cm" draw:marker-end-center="false" draw:fill="none" draw:fill-color="#729fcf" draw:textarea-horizontal-align="center" draw:textarea-vertical-align="middle" fo:padding-top="0.3cm" fo:padding-bottom="0.3cm" fo:padding-left="0.425cm" fo:padding-right="0.425cm" draw:shadow="hidden" draw:shadow-offset-x="0.2cm" draw:shadow-offset-y="0.2cm" draw:shadow-color="#808080"/>
    </style:style>
    <style:style style:name="gr42" style:family="graphic" style:parent-style-name="standard" style:list-style-name="L1">
      <style:graphic-properties draw:stroke="solid" svg:stroke-width="0.35cm" svg:stroke-color="#3465a4" draw:marker-start="Rounded_20_short_20_Arrow" draw:marker-start-width="0.73cm" draw:marker-start-center="false" draw:marker-end="Rounded_20_short_20_Arrow" draw:marker-end-width="0.73cm" draw:marker-end-center="false" draw:fill="none" draw:fill-color="#729fcf" draw:textarea-horizontal-align="center" draw:textarea-vertical-align="middle" fo:padding-top="0.3cm" fo:padding-bottom="0.3cm" fo:padding-left="0.425cm" fo:padding-right="0.425cm" draw:shadow="hidden" draw:shadow-offset-x="0.2cm" draw:shadow-offset-y="0.2cm" draw:shadow-color="#808080"/>
    </style:style>
    <style:style style:name="P1"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4472c4"/>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smart-phone">
          <draw:custom-shape draw:style-name="gr1" draw:text-style-name="P1" draw:layer="layout" svg:width="1.25cm" svg:height="2.5cm" svg:x="17.129cm" svg:y="3.326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cm" svg:height="1.875cm" svg:x="17.254cm" svg:y="3.576cm">
            <text:p/>
            <draw:enhanced-geometry svg:viewBox="0 0 21600 21600" draw:mirror-horizontal="false" draw:mirror-vertical="false" draw:type="rectangle" draw:enhanced-path="M 0 0 L 21600 0 21600 21600 0 21600 0 0 Z N"/>
          </draw:custom-shape>
          <draw:line draw:style-name="gr3" draw:text-style-name="P3" draw:layer="layout" svg:x1="17.504cm" svg:y1="3.451cm" svg:x2="18.004cm" svg:y2="3.451cm">
            <text:p/>
          </draw:line>
          <draw:custom-shape draw:style-name="gr4" draw:text-style-name="P2" draw:layer="layout" svg:width="0.25cm" svg:height="0.25cm" svg:x="17.629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smart-phone_0">
          <draw:custom-shape draw:style-name="gr5" draw:text-style-name="P1" draw:layer="layout" svg:width="1.25cm" svg:height="2.5cm" svg:x="21.848cm" svg:y="6.628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cm" svg:height="1.875cm" svg:x="21.973cm" svg:y="6.878cm">
            <text:p/>
            <draw:enhanced-geometry svg:viewBox="0 0 21600 21600" draw:mirror-horizontal="false" draw:mirror-vertical="false" draw:type="rectangle" draw:enhanced-path="M 0 0 L 21600 0 21600 21600 0 21600 0 0 Z N"/>
          </draw:custom-shape>
          <draw:line draw:style-name="gr7" draw:text-style-name="P3" draw:layer="layout" svg:x1="22.223cm" svg:y1="6.753cm" svg:x2="22.723cm" svg:y2="6.753cm">
            <text:p/>
          </draw:line>
          <draw:custom-shape draw:style-name="gr8" draw:text-style-name="P2" draw:layer="layout" svg:width="0.25cm" svg:height="0.25cm" svg:x="22.348cm" svg:y="8.8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tablet">
          <draw:custom-shape draw:style-name="gr9" draw:text-style-name="P1" draw:layer="layout" svg:width="2.5cm" svg:height="1.75cm" svg:x="22.082cm" svg:y="16.649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 draw:text-style-name="P2" draw:layer="layout" svg:width="1.75cm" svg:height="1.25cm" svg:x="22.332cm" svg:y="16.899cm">
            <text:p/>
            <draw:enhanced-geometry svg:viewBox="0 0 21600 21600" draw:path-stretchpoint-x="10800" draw:path-stretchpoint-y="10800" draw:text-areas="?f3 ?f4 ?f5 ?f6" draw:type="round-rectangle" draw:modifiers="1795.683453237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0.25cm" svg:height="0.25cm" svg:x="24.212cm" svg:y="17.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tablet_0">
          <draw:custom-shape draw:style-name="gr12" draw:text-style-name="P1" draw:layer="layout" svg:width="2.5cm" svg:height="1.75cm" svg:x="17.51cm" svg:y="18.52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3" draw:text-style-name="P2" draw:layer="layout" svg:width="1.75cm" svg:height="1.25cm" svg:x="17.76cm" svg:y="18.776cm">
            <text:p/>
            <draw:enhanced-geometry svg:viewBox="0 0 21600 21600" draw:path-stretchpoint-x="10800" draw:path-stretchpoint-y="10800" draw:text-areas="?f3 ?f4 ?f5 ?f6" draw:type="round-rectangle" draw:modifiers="1795.683453237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layer="layout" svg:width="0.25cm" svg:height="0.25cm" svg:x="19.64cm" svg:y="19.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desktop">
          <draw:g>
            <draw:rect draw:style-name="gr15" draw:text-style-name="P1" draw:layer="layout" svg:width="1.959cm" svg:height="4cm" svg:x="6.407cm" svg:y="4.618cm">
              <text:p/>
            </draw:rect>
            <draw:line draw:style-name="gr16" draw:text-style-name="P3" draw:layer="layout" svg:x1="6.603cm" svg:y1="6.618cm" svg:x2="8.171cm" svg:y2="6.618cm">
              <text:p/>
            </draw:line>
            <draw:line draw:style-name="gr17" draw:text-style-name="P3" draw:layer="layout" svg:x1="6.798cm" svg:y1="8.018cm" svg:x2="7.974cm" svg:y2="8.018cm">
              <text:p/>
            </draw:line>
            <draw:line draw:style-name="gr18" draw:text-style-name="P3" draw:layer="layout" svg:x1="6.798cm" svg:y1="7.818cm" svg:x2="7.974cm" svg:y2="7.818cm">
              <text:p/>
            </draw:line>
            <draw:line draw:style-name="gr19" draw:text-style-name="P3" draw:layer="layout" svg:x1="6.603cm" svg:y1="5.018cm" svg:x2="6.603cm" svg:y2="4.818cm">
              <text:p/>
            </draw:line>
            <draw:line draw:style-name="gr20" draw:text-style-name="P3" draw:layer="layout" svg:x1="6.603cm" svg:y1="5.418cm" svg:x2="6.603cm" svg:y2="5.218cm">
              <text:p/>
            </draw:line>
            <draw:line draw:style-name="gr21" draw:text-style-name="P3" draw:layer="layout" svg:x1="6.798cm" svg:y1="5.018cm" svg:x2="6.798cm" svg:y2="4.818cm">
              <text:p/>
            </draw:line>
            <draw:line draw:style-name="gr22" draw:text-style-name="P3" draw:layer="layout" svg:x1="6.798cm" svg:y1="5.418cm" svg:x2="6.798cm" svg:y2="5.218cm">
              <text:p/>
            </draw:line>
            <draw:line draw:style-name="gr23" draw:text-style-name="P3" draw:layer="layout" svg:x1="7.19cm" svg:y1="5.018cm" svg:x2="7.19cm" svg:y2="4.818cm">
              <text:p/>
            </draw:line>
            <draw:line draw:style-name="gr24" draw:text-style-name="P3" draw:layer="layout" svg:x1="7.19cm" svg:y1="5.418cm" svg:x2="7.19cm" svg:y2="5.218cm">
              <text:p/>
            </draw:line>
            <draw:line draw:style-name="gr25" draw:text-style-name="P3" draw:layer="layout" svg:x1="7.386cm" svg:y1="5.018cm" svg:x2="7.386cm" svg:y2="4.818cm">
              <text:p/>
            </draw:line>
            <draw:line draw:style-name="gr26" draw:text-style-name="P3" draw:layer="layout" svg:x1="7.386cm" svg:y1="5.418cm" svg:x2="7.386cm" svg:y2="5.218cm">
              <text:p/>
            </draw:line>
            <draw:line draw:style-name="gr27" draw:text-style-name="P3" draw:layer="layout" svg:x1="7.778cm" svg:y1="5.018cm" svg:x2="7.778cm" svg:y2="4.818cm">
              <text:p/>
            </draw:line>
            <draw:line draw:style-name="gr28" draw:text-style-name="P3" draw:layer="layout" svg:x1="7.778cm" svg:y1="5.418cm" svg:x2="7.778cm" svg:y2="5.218cm">
              <text:p/>
            </draw:line>
            <draw:line draw:style-name="gr29" draw:text-style-name="P3" draw:layer="layout" svg:x1="7.974cm" svg:y1="5.018cm" svg:x2="7.974cm" svg:y2="4.818cm">
              <text:p/>
            </draw:line>
            <draw:line draw:style-name="gr30" draw:text-style-name="P3" draw:layer="layout" svg:x1="7.974cm" svg:y1="5.418cm" svg:x2="7.974cm" svg:y2="5.218cm">
              <text:p/>
            </draw:line>
          </draw:g>
          <draw:g>
            <draw:custom-shape draw:style-name="gr31" draw:text-style-name="P1" draw:layer="layout" svg:width="3.919cm" svg:height="2.8cm" svg:x="1.9cm" svg:y="4.218cm">
              <text:p/>
              <draw:enhanced-geometry svg:viewBox="0 0 21600 21600" draw:mirror-horizontal="false" draw:mirror-vertical="false" draw:type="rectangle" draw:enhanced-path="M 0 0 L 21600 0 21600 21600 0 21600 0 0 Z N"/>
            </draw:custom-shape>
            <draw:rect draw:style-name="gr32" draw:text-style-name="P2" draw:layer="layout" svg:width="3.135cm" svg:height="2cm" svg:x="2.292cm" svg:y="4.618cm">
              <text:p/>
            </draw:rect>
            <draw:custom-shape draw:style-name="gr33" draw:text-style-name="P1" draw:layer="layout" svg:width="0.784cm" svg:height="0.4cm" svg:x="3.467cm" svg:y="7.018cm">
              <text:p/>
              <draw:enhanced-geometry svg:viewBox="0 0 21600 21600" draw:type="rectangle" draw:enhanced-path="M 0 0 L 21600 0 21600 21600 0 21600 0 0 Z N"/>
            </draw:custom-shape>
            <draw:custom-shape draw:style-name="gr34" draw:text-style-name="P1" draw:layer="layout" svg:width="4.702cm" svg:height="1.2cm" svg:x="1.508cm" svg:y="7.42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5" draw:text-style-name="P4" draw:layer="layout" svg:width="0.784cm" svg:height="0.208cm" svg:x="3.467cm" svg:y="8.22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 draw:text-style-name="P1" draw:layer="layout" svg:width="3.919cm" svg:height="0.608cm" svg:x="1.9cm" svg:y="7.612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name="Blast-2" draw:style-name="gr37" draw:text-style-name="P6" draw:layer="layout" svg:width="9.271cm" svg:height="7.493cm" svg:x="10.779cm" svg:y="8.747cm">
          <text:p text:style-name="P5">Internet</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path draw:name="s-line-arrow" draw:style-name="gr38" draw:text-style-name="P7" draw:layer="layout" svg:width="6.741cm" svg:height="0.769cm" draw:transform="skewX (-0.845786555516452) rotate (2.47103715497357) translate (11.9975494668388cm 12.8108419316399cm)" svg:viewBox="0 0 6742 770" svg:d="M6742 1l-2697-1c0 0 2 0 0 0-118 0-234 14-337 41-102 27-187 66-246 113-60 46-91 99-91 153v157c0 53-31 106-90 152-60 47-145 86-247 113-103 27-219 41-337 41-2 0 0 0 0 0h-2697">
          <text:p/>
        </draw:path>
        <draw:path draw:name="s-line-arrow_0" draw:style-name="gr39" draw:text-style-name="P7" draw:layer="layout" svg:width="4.999cm" svg:height="1.249cm" draw:transform="rotate (1.26623637232189) translate (14.9700795980409cm 10.2215266259116cm)" svg:viewBox="0 0 5000 1250" svg:d="M0 0h2000c0 0-1 0 0 0 88 0 174 23 250 67s139 107 183 183c44 75 67 161 67 248v254c0 87 23 173 67 248 44 76 107 139 183 183s162 67 250 67c1 0 0 0 0 0h2000">
          <text:p/>
        </draw:path>
        <draw:path draw:name="s-line-arrow_1" draw:style-name="gr40" draw:text-style-name="P7" draw:layer="layout" svg:width="4.999cm" svg:height="1.249cm" draw:transform="rotate (0.63704517697793) translate (17.0655936067374cm 10.3356464289926cm)" svg:viewBox="0 0 5000 1250" svg:d="M0 0h2000c0 0-1 0 0 0 88 0 174 23 250 67s139 107 183 183c44 75 67 161 67 248v254c0 87 23 173 67 248 44 76 107 139 183 183s162 67 250 67c1 0 0 0 0 0h2000">
          <text:p/>
        </draw:path>
        <draw:path draw:name="s-line-arrow_2" draw:style-name="gr41" draw:text-style-name="P7" draw:layer="layout" svg:width="4.999cm" svg:height="1.249cm" draw:transform="rotate (2.7071802027684) translate (22.7897452765263cm 16.6841421729562cm)" svg:viewBox="0 0 5000 1250" svg:d="M0 0h2000c0 0-1 0 0 0 88 0 174 23 250 67s139 107 183 183c44 75 67 161 67 248v254c0 87 23 173 67 248 44 76 107 139 183 183s162 67 250 67c1 0 0 0 0 0h2000">
          <text:p/>
        </draw:path>
        <draw:path draw:name="s-line-arrow_3" draw:style-name="gr42" draw:text-style-name="P7" draw:layer="layout" svg:width="4.999cm" svg:height="1.249cm" draw:transform="rotate (2.28411239208498) translate (17.5502397831914cm 19.4154560675953cm)" svg:viewBox="0 0 5000 1250" svg:d="M0 0h2000c0 0-1 0 0 0 88 0 174 23 250 67s139 107 183 183c44 75 67 161 67 248v254c0 87 23 173 67 248 44 76 107 139 183 183s162 67 250 67c1 0 0 0 0 0h2000">
          <text:p/>
        </draw:path>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bg" fo:country="BG"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9-18T21:20:24.537000000</meta:creation-date>
    <dc:date>2021-09-18T21:35:41.032000000</dc:date>
    <meta:editing-duration>PT15M16S</meta:editing-duration>
    <meta:editing-cycles>2</meta:editing-cycles>
    <meta:generator>LibreOffice/7.1.6.2$Windows_X86_64 LibreOffice_project/0e133318fcee89abacd6a7d077e292f1145735c3</meta:generator>
    <meta:document-statistic meta:object-count="49"/>
  </office:meta>
</office:document-meta>
</file>